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OpenSymbol" svg:font-family="OpenSymbol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Text_20_body">
      <style:text-properties officeooo:paragraph-rsid="001df463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229c3c"/>
    </style:style>
    <style:style style:name="P5" style:family="paragraph" style:parent-style-name="Text_20_body">
      <style:paragraph-properties fo:text-align="center" style:justify-single-word="false"/>
      <style:text-properties officeooo:paragraph-rsid="00239960"/>
    </style:style>
    <style:style style:name="P6" style:family="paragraph" style:parent-style-name="Text_20_body">
      <style:text-properties officeooo:paragraph-rsid="002adb99"/>
    </style:style>
    <style:style style:name="P7" style:family="paragraph" style:parent-style-name="Heading_20_2">
      <style:text-properties officeooo:paragraph-rsid="001df463"/>
    </style:style>
    <style:style style:name="P8" style:family="paragraph" style:parent-style-name="Heading_20_2">
      <style:text-properties officeooo:paragraph-rsid="002df01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19801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03c31"/>
    </style:style>
    <style:style style:name="T5" style:family="text">
      <style:text-properties officeooo:rsid="002141d3"/>
    </style:style>
    <style:style style:name="T6" style:family="text">
      <style:text-properties officeooo:rsid="00239960"/>
    </style:style>
    <style:style style:name="T7" style:family="text">
      <style:text-properties officeooo:rsid="0028fabc"/>
    </style:style>
    <style:style style:name="T8" style:family="text">
      <style:text-properties fo:font-style="italic" officeooo:rsid="0029f05e" style:font-style-asian="italic" style:font-style-complex="italic"/>
    </style:style>
    <style:style style:name="T9" style:family="text">
      <style:text-properties officeooo:rsid="0029f05e"/>
    </style:style>
    <style:style style:name="T10" style:family="text">
      <style:text-properties officeooo:rsid="002adb99"/>
    </style:style>
    <style:style style:name="T11" style:family="text">
      <style:text-properties officeooo:rsid="002b1ee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כותרת כלשהי למאמר</text:span></text:p>
      <text:p text:style-name="P5"><text:span text:style-name="T5">עבודת גמר במסגרת </text:span><text:span text:style-name="T6">'פונטיקה אקוסטית' (0627.2011)</text:span></text:p>
      <text:p text:style-name="P3"><text:span text:style-name="T5"/></text:p>
      <text:p text:style-name="P3"><text:span text:style-name="T5">שגיא מעוז</text:span></text:p>
      <text:p text:style-name="P4"><text:span text:style-name="T5">החוג לבלשנות, הפקולטה למדעי הרוח</text:span></text:p>
      <text:p text:style-name="P4"><text:span text:style-name="T5">אוניברסיטת תל-אביב</text:span></text:p>
      <text:p text:style-name="P3"><text:span text:style-name="T5"/></text:p>
      <text:p text:style-name="P3"><text:a xlink:type="simple" xlink:href="mailto:sagiemao@mail.tau.ac.il"><text:span text:style-name="T5">sagiemao@mail.tau.ac.il</text:span></text:a></text:p>
      <text:p text:style-name="P3"><text:span text:style-name="T5"><text:date style:data-style-name="N116" text:date-value="2013-02-18T09:25:31.99" text:fixed="true">18 בפברואר, 2013</text:date></text:span></text:p>
      <text:p text:style-name="Title"><text:span text:style-name="T2"/></text:p>
      <text:h text:style-name="P7" text:outline-level="2"><text:span text:style-name="T3">1. מבוא</text:span></text:h>
      <text:p text:style-name="P2"><text:span text:style-name="T3">בלה בל</text:span><text:span text:style-name="T11">ה</text:span></text:p>
      <text:h text:style-name="P7" text:outline-level="2"><text:span text:style-name="T3">2. רקע תיאורטי</text:span></text:h>
      <text:p text:style-name="P2"><text:span text:style-name="T3">בלה בלה</text:span></text:p>
      <text:h text:style-name="P7" text:outline-level="2"><text:span text:style-name="T3">3. תיאור אקוסטי?</text:span></text:h>
      <text:p text:style-name="P2"><text:span text:style-name="T3">בלה בלה</text:span></text:p>
      <text:h text:style-name="Heading_20_2" text:outline-level="2"><text:span text:style-name="T3">4. הניסוי</text:span></text:h>
      <text:p text:style-name="P2"><text:span text:style-name="T3">בלה בלה</text:span></text:p>
      <text:h text:style-name="Heading_20_2" text:outline-level="2"><text:span text:style-name="T3">5. ניתוח הניסוי</text:span></text:h>
      <text:p text:style-name="P2"><text:span text:style-name="T3">בלה בלה</text:span></text:p>
      <text:h text:style-name="Heading_20_2" text:outline-level="2"><text:span text:style-name="T3">6. תוצאות ומסקנות</text:span></text:h>
      <text:p text:style-name="P2"><text:span text:style-name="T3">בלה בלה</text:span></text:p>
      <text:h text:style-name="P8" text:outline-level="2"><text:span text:style-name="T3">ביבליוגרפיה</text:span></text:h>
      <text:p text:style-name="P6"><text:span text:style-name="T9">אקדמיה ללשון העברית (ירושלים). </text:span><text:span text:style-name="T8">התעתיק מלועזית לעברית – כללים חדשים</text:span><text:span text:style-name="T9">. האקדמיה ללשון העברית, 2007</text:span><text:span text:style-name="T10">, http://hebrew-academy.huji.ac.il/hahlatot/TheTranscription/Documents/LAT-HEB.pd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OpenSymbol" svg:font-family="OpenSymbol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T1" style:family="text">
      <style:text-properties officeooo:rsid="0019801e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0:02:59</dc:date>
    <meta:editing-duration>PT52M4S</meta:editing-duration>
    <meta:editing-cycles>25</meta:editing-cycles>
    <meta:generator>LibreOffice/3.6$MacOSX_x86 LibreOffice_project/5b93205-6e6b3fc-7830f6d-c08ad66-1d9bf4</meta:generator>
    <meta:document-statistic meta:table-count="1" meta:image-count="0" meta:object-count="0" meta:page-count="1" meta:paragraph-count="25" meta:word-count="74" meta:character-count="515" meta:non-whitespace-character-count="466"/>
  </office:meta>
</office:document-meta>
</file>